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217cm" fo:break-before="auto" style:use-optimal-row-height="true"/>
    </style:style>
    <style:style style:name="ro5" style:family="table-row">
      <style:table-row-properties style:row-height="3.87cm" fo:break-before="auto" style:use-optimal-row-height="true"/>
    </style:style>
    <style:style style:name="ro6" style:family="table-row">
      <style:table-row-properties style:row-height="3.685cm" fo:break-before="auto" style:use-optimal-row-height="true"/>
    </style:style>
    <style:style style:name="ro7" style:family="table-row">
      <style:table-row-properties style:row-height="1.637cm" fo:break-before="auto" style:use-optimal-row-height="true"/>
    </style:style>
    <style:style style:name="ro8" style:family="table-row">
      <style:table-row-properties style:row-height="4.006cm" fo:break-before="auto" style:use-optimal-row-height="true"/>
    </style:style>
    <style:style style:name="ro9" style:family="table-row">
      <style:table-row-properties style:row-height="2.311cm" fo:break-before="auto" style:use-optimal-row-height="true"/>
    </style:style>
    <style:style style:name="ro10" style:family="table-row">
      <style:table-row-properties style:row-height="6.376cm" fo:break-before="auto" style:use-optimal-row-height="true"/>
    </style:style>
    <style:style style:name="ro11" style:family="table-row">
      <style:table-row-properties style:row-height="4.972cm" fo:break-before="auto" style:use-optimal-row-height="true"/>
    </style:style>
    <style:style style:name="ro1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float" office:value="0">
            <text:p>#NAME?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1-28T09:46:34.3">
            <text:p>1128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오랜만에 계단 바로 아래 옹벽에 있어서, 체육관 울타리에서 나왔다. 뒹굴. (2) 미케도 곧 달려왔다. (3) 돌아갈 때 먼저 크로를 잡고 달리면서 옹벽으로. &lt;2&gt; 서둘러 미케의 자리로 돌아가고 미케도 잡고려고했지만, 미케는 스스로 일찍인 발으로 보도 쪽으로 가서버렸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a sobota, dwudziesty ósmy listopad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. `dai-kan` (2) umeblowanie poprzedniej kompozycji. (3) po kąpieli[taking-bath sesja. `dai-kan` &lt;2&gt; wygląda, że `dai-kan` ma swój własny poziom dolnej wargi. &lt;3&gt; Pod względem[terms wysokości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哈密顿算符。奇妙。使用位置的无穷小，把它偏微分。那就该物体的运动量 p，p 的时间微分 p` 。这个 p` ，可获得了。（2）同时，使用运动量p，p 的无穷小∂p。使用该无穷小，把哈密顿算符去偏微分。那就，该物体的位置 q，就获得了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по&lt;o&gt;иск закономе'рностей[pattern. / трениро'вка де'ятельности[activity. (2) че'рез рассле'дования на фо'рексе, установи'ть[establish методоло'гию. ----&gt; нет. Сра'зу[straightaway пере'йти[immediately к установлению[establishment методологии естественнонау'чных[natural-science исследований.</text:p>
          </table:table-cell>
          <table:covered-table-cell table:number-columns-repeated="2" table:style-name="ce11"/>
          <table:table-cell table:style-name="ce12" office:value-type="string">
            <text:p>upto : </text:p>
            <text:p><text:a xlink:href="http://benfranklin.chips.jp/cake_apps/Cake_IFM11/images/index_2/page:15?filter_memo=tome&amp;sort=file_name&amp;direction=desc&amp;RBs_AND_OR_Memo=AND">http://benfranklin.chips.jp/cake_apps/Cake_IFM11/images/index_2/page:15?filter_memo=tome&amp;sort=file_name&amp;direction=desc&amp;RBs_AND_OR_Memo=AND</text:a></text:p>
            <text:p><text:a xlink:href="http://benfranklin.chips.jp/cake_apps/Cake_IFM11/images/view/43518">http://benfranklin.chips.jp/cake_apps/Cake_IFM11/images/view/43518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ذا العالم / في هذا العالم، فقط يصلح / دعونا نصنع</text:p>
          </table:table-cell>
          <table:table-cell table:style-name="ce11" office:value-type="string" table:number-columns-spanned="2" table:number-rows-spanned="1">
            <text:p>hadzaa[this / al-AAlamu[s`wiat / * / faqat^i[po-prostu / yas^lih^u[repair / daUwnaa[lets / nas^naU[zrobic` / a-salama[poko`j</text:p>
          </table:table-cell>
          <table:covered-table-cell table:style-name="ce11"/>
          <table:table-cell table:style-name="ce12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528">http://benfranklin.chips.jp/cake_apps/Cake_IFM11/images/view/49528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29T08:27:01.67">
            <text:p>112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먼저 크로. &lt;2&gt; 미케는 스스로 보도 쪽으로 가려고했지만, 나는 그녀를 잡고 옹벽으로 올렸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niedziele, dwudziesty ósmy listopad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miałem dwie sesje. (2) W drugiej sesji. Wydmuchanie każdego dźwięku. (3) Kształt dolnej wargi dla dźwięków `kan`-u. &lt;2&gt; Poziom dolnej wargi, to nie tak wysoki. Nie tak wysoki niż we wcześnych sesjach. (4) A jak dla kształtu ust, w `kan`-ie, wyciągasz kącik ust do tyłu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泊松括号。有意思。（2）假定，{p,H}=0，那就，p，就是，该物体的运动量，在被保存，就是说，随了时间的进行，其量则不变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还有，昨天知道了的事，两种微分的互相区别。－1－ 就是，全微分和偏微分。用表示式说，dX/dt 和 ∂X/∂t 的区别。在这里，假定，X有两个参数，p 和 q，而且，p 和 q 各个有一个参数，t。－2－ 前者，dX/dt，意思是，假定 X 有只一个参数 t，而且，这个唯一的参数t，把它的量变化，这是 X 要变化多小。－3－ 后者，∂X/∂t，意思是，X 仍然有上述的参数 p 和 q，且 p 和 q 各个拥有自己的参数 t。而且，现在 ∂X/∂t 的意思，就是，把参数 t，而且只 t，把它变化。这时候，X 变化多小。这个多小量，就是偏微分 ∂X/∂t 所在揭[jie1示的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(1) продолжа'йте делать то, что де'лаете сейча'с. (2) углеки'слый газ, свя'зывание[tying вере'&lt;jo&gt;вки[rope, э'&lt;i&gt;скиз, фле'йта. (3) ме'тоды, которые прихо'дят[come в го'лову[mind. Упражня'ться[exercise их.</text:p>
          </table:table-cell>
          <table:covered-table-cell table:number-columns-repeated="2" table:style-name="ce11"/>
          <table:table-cell table:style-name="ce12" office:value-type="string">
            <text:p>upto : </text:p>
            <text:p><text:a xlink:href="http://benfranklin.chips.jp/cake_apps/Cake_IFM11/images/index_2/page:15?filter_memo=tome&amp;sort=file_name&amp;direction=desc&amp;RBs_AND_OR_Memo=AND">http://benfranklin.chips.jp/cake_apps/Cake_IFM11/images/index_2/page:15?filter_memo=tome&amp;sort=file_name&amp;direction=desc&amp;RBs_AND_OR_Memo=AND</text:a></text:p>
            <text:p><text:a xlink:href="http://benfranklin.chips.jp/cake_apps/Cake_IFM11/images/view/43400">http://benfranklin.chips.jp/cake_apps/Cake_IFM11/images/view/43400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نوع من الخطاب الذي يقول / بينما، في اليابان، الأمور ليست كذلك.</text:p>
          </table:table-cell>
          <table:table-cell table:style-name="ce11" office:value-type="string" table:number-columns-spanned="2" table:number-rows-spanned="1">
            <text:p>nawAU[type / * / al-xit^aab-i[discourse / al-ladziy[which / yaquwl[says / fiy / almaaniya[germany / al-umuwru[things / AAlaa[on / hadzaa[this / al-nah^w-i[grammar / baynamaa[while / laysat[not / kadzalika[also</text:p>
          </table:table-cell>
          <table:covered-table-cell table:style-name="ce11"/>
          <table:table-cell table:style-name="ce12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29T09:27:59.89">
            <text:p>1129 <text:s/>928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29T09:27:59.89">
            <text:p>1129 <text:s/>928</text:p>
          </table:table-cell>
          <table:table-cell table:style-name="ce7" table:formula="of:=NOW()" office:value-type="date" office:date-value="2021-11-29T09:28:02.15">
            <text:p>1129 <text:s/>928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29T09:28:02.15">
            <text:p>1129 <text:s/>928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5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12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5"/>
          <table:table-cell table:number-columns-repeated="1011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9">2021/11/29</text:date>, <text:time>09:28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1-29T09:28:01.95</dc:date>
    <dc:creator>iwabuchi ken</dc:creator>
    <meta:editing-duration>P10DT4H18M49S</meta:editing-duration>
    <meta:editing-cycles>1482</meta:editing-cycles>
    <meta:generator>OpenOffice/4.1.3$Win32 OpenOffice.org_project/413m1$Build-9783</meta:generator>
    <meta:document-statistic meta:table-count="1" meta:cell-count="96" meta:object-count="0"/>
  </office:meta>
</office:document-meta>
</file>